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shadow="none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5.847cm" fo:margin-left="11.176cm" table:align="left"/>
    </style:style>
    <style:style style:name="Tableau4.A" style:family="table-column">
      <style:table-column-properties style:column-width="2.752cm"/>
    </style:style>
    <style:style style:name="Tableau4.B" style:family="table-column">
      <style:table-column-properties style:column-width="3.096cm"/>
    </style:style>
    <style:style style:name="Tableau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font-name="Calibri" fo:font-size="10pt" style:font-size-asian="10pt" style:font-size-complex="10pt"/>
    </style:style>
    <style:style style:name="P2" style:family="paragraph" style:parent-style-name="Standard">
      <style:text-properties fo:color="#cccccc" style:font-name="Arial Black" fo:font-size="16pt" style:font-size-asian="16pt" style:font-size-complex="16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9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1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13" style:family="paragraph" style:parent-style-name="Standard">
      <style:paragraph-properties fo:margin-left="0cm" fo:margin-right="1.27cm" fo:text-align="start" style:justify-single-word="false" fo:text-indent="0cm" style:auto-text-indent="false"/>
    </style:style>
    <style:style style:name="P14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15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6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17" style:family="paragraph" style:parent-style-name="Table_20_Contents">
      <style:text-properties style:font-name="Calibri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5" style:family="paragraph" style:parent-style-name="Footer">
      <style:text-properties fo:language="zxx" fo:country="none" style:language-asian="zxx" style:country-asian="none"/>
    </style:style>
    <style:style style:name="P26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2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libri"/>
    </style:style>
    <style:style style:name="T6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7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8" style:family="text">
      <style:text-properties style:font-name="Calibri" fo:font-size="9pt" style:text-underline-style="none" style:font-size-asian="9pt" style:font-name-complex="Arial" style:font-size-complex="9pt"/>
    </style:style>
    <style:style style:name="T9" style:family="text">
      <style:text-properties style:font-name="Arial" fo:font-size="6pt" style:font-size-asian="6pt" style:font-name-complex="Arial" style:font-size-complex="6pt"/>
    </style:style>
    <style:style style:name="T10" style:family="text">
      <style:text-properties style:font-name="Arial" fo:font-size="7pt" style:font-size-asian="7pt" style:font-name-complex="Arial" style:font-size-complex="7pt"/>
    </style:style>
    <style:style style:name="T11" style:family="text">
      <style:text-properties style:font-name="Arial" fo:font-size="7pt" style:font-size-asian="7pt" style:font-size-complex="7pt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14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15" style:family="text">
      <style:text-properties fo:font-size="10.5pt" style:font-size-asian="10.5pt" style:font-name-complex="Arial" style:font-size-complex="10.5pt"/>
    </style:style>
    <style:style style:name="T16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7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2"><text:placeholder text:placeholder-type="text">&lt;setLang(order.partner_id.lang or 'fr_FR')&gt;</text:placeholder></text:span></text:p>
      <text:p text:style-name="P2"><text:text-input text:description="&lt;'DEVIS' if order.state == 'draft' else 'BON DE LOCATION'&gt;">TYPE</text:text-input> (<text:text-input text:description="&lt;order.ref&gt;">REFERENCE</text:text-input>)</text:p>
      <text:p text:style-name="P1"><text:span text:style-name="T2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text:span text:style-name="T2"><text:tab/></text:span><text:span text:style-name="T2"><text:text-input text:description="&lt;order.partner_id.name&gt;">Customer</text:text-input></text:span></text:p>
            <text:p text:style-name="P7"><text:tab/><text:text-input text:description="&lt;order.partner_order_address_id.street&gt;">Address 1</text:text-input></text:p>
            <text:p text:style-name="P7"><text:tab/><text:text-input text:description="&lt;order.partner_order_address_id.street2 or ''&gt;">Address 2</text:text-input></text:p>
            <text:p text:style-name="P7"><text:tab/><text:text-input text:description="&lt;order.partner_order_address_id.zip&gt;">Zip</text:text-input> <text:text-input text:description="&lt;order.partner_order_address_id.city&gt;">City</text:text-input></text:p>
            <text:p text:style-name="P7"><text:tab/><text:text-input text:description="&lt;order.partner_id.address[0].country_id.name&gt;">Country</text:text-input></text:p>
          </table:table-cell>
          <table:table-cell table:style-name="Tableau1.A1" office:value-type="string">
            <text:p text:style-name="P9"><text:span text:style-name="T3">Objet </text:span>: <text:text-input text:description="&lt;order.description&gt;">Description</text:text-input>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7"><text:span text:style-name="T5">Saint Jacques de la lande</text:span> le <text:date style:data-style-name="N37" text:date-value="2011-04-06T11:17:21" text:fixed="true">06/04/11</text:date>,</text:p>
          </table:table-cell>
        </table:table-row>
      </table:table>
      <text:p text:style-name="P9"><text:tab/><text:span text:style-name="T1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6">Client</text:p>
          </table:table-cell>
          <table:table-cell table:style-name="Tableau2.A1" office:value-type="string">
            <text:p text:style-name="P16">Suivi par</text:p>
          </table:table-cell>
          <table:table-cell table:style-name="Tableau2.A1" office:value-type="string">
            <text:p text:style-name="P16">Sortie matériel</text:p>
          </table:table-cell>
          <table:table-cell table:style-name="Tableau2.D1" office:value-type="string">
            <text:p text:style-name="P16">Location</text:p>
          </table:table-cell>
        </table:table-row>
        <table:table-row>
          <table:table-cell table:style-name="Tableau2.A2" office:value-type="string">
            <text:p text:style-name="P16"><text:text-input text:description="&lt;order.partner_id.name&gt;">Name</text:text-input></text:p>
            <text:p text:style-name="P16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16"><text:text-input text:description="&lt;order.salesman.name&gt;">Vendor</text:text-input></text:p>
          </table:table-cell>
          <table:table-cell table:style-name="Tableau2.A2" office:value-type="string">
            <text:p text:style-name="P16">Du : <text:text-input text:description="&lt;format_datetime(order.date_out_shipping)&gt;">Shipping Date</text:text-input></text:p>
            <text:p text:style-name="P16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16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16">Au : <text:text-input text:description="&lt;format_datetime(order.date_end_rent)&gt;">Rent End Date</text:text-input></text:p>
          </table:table-cell>
        </table:table-row>
      </table:table>
      <text:p text:style-name="P7"/>
      <text:p text:style-name="P7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18">REF</text:p>
          </table:table-cell>
          <table:table-cell table:style-name="Tableau3.A1" office:value-type="string">
            <text:p text:style-name="P18">Produit</text:p>
          </table:table-cell>
          <table:table-cell table:style-name="Tableau3.A1" office:value-type="string">
            <text:p text:style-name="P18">Qté</text:p>
          </table:table-cell>
          <table:table-cell table:style-name="Tableau3.A1" office:value-type="string">
            <text:p text:style-name="P18">Prix unit/Jr</text:p>
          </table:table-cell>
          <table:table-cell table:style-name="Tableau3.A1" office:value-type="string">
            <text:p text:style-name="P18">Coeff</text:p>
          </table:table-cell>
          <table:table-cell table:style-name="Tableau3.A1" office:value-type="string">
            <text:p text:style-name="P18">Rem (%)</text:p>
          </table:table-cell>
          <table:table-cell table:style-name="Tableau3.A1" office:value-type="string">
            <text:p text:style-name="P18">Montant HT</text:p>
          </table:table-cell>
          <table:table-cell table:style-name="Tableau3.H1" office:value-type="string">
            <text:p text:style-name="P18">TVA</text:p>
          </table:table-cell>
        </table:table-row>
        <table:table-row>
          <table:table-cell table:style-name="Tableau3.A2" table:number-columns-spanned="8" office:value-type="string">
            <text:p text:style-name="P17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19"><text:text-input text:description="&lt;line.product_id.default_code&gt;">REF</text:text-input></text:p>
          </table:table-cell>
          <table:table-cell table:style-name="Tableau3.A3" office:value-type="string">
            <text:p text:style-name="P19"><text:text-input text:description="&lt;line.product_id.name&gt;">Name</text:text-input></text:p>
          </table:table-cell>
          <table:table-cell table:style-name="Tableau3.C3" office:value-type="string">
            <text:p text:style-name="P20"><text:text-input text:description="&lt;formatLang(line.quantity)&gt;">Qty</text:text-input></text:p>
          </table:table-cell>
          <table:table-cell table:style-name="Tableau3.A3" office:value-type="string">
            <text:p text:style-name="P23"><text:text-input text:description="&lt;formatLang(line.unit_price)&gt;">Price</text:text-input>€</text:p>
          </table:table-cell>
          <table:table-cell table:style-name="Tableau3.C3" office:value-type="string">
            <text:p text:style-name="P20"><text:text-input text:description="&lt;formatLang(line.coeff)&gt;">Coeff</text:text-input></text:p>
          </table:table-cell>
          <table:table-cell table:style-name="Tableau3.A3" office:value-type="string">
            <text:p text:style-name="P23"><text:text-input text:description="&lt;formatLang(line.discount)&gt;">%</text:text-input>%</text:p>
          </table:table-cell>
          <table:table-cell table:style-name="Tableau3.C3" office:value-type="string">
            <text:p text:style-name="P20"><text:text-input text:description="&lt;formatLang(line.line_price)&gt;">Total</text:text-input>€</text:p>
          </table:table-cell>
          <table:table-cell table:style-name="Tableau3.H3" office:value-type="string">
            <text:p text:style-name="P24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2" table:number-columns-spanned="8" office:value-type="string">
            <text:p text:style-name="P1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>Total HT</text:p>
          </table:table-cell>
          <table:table-cell table:style-name="Tableau4.B1" office:value-type="string">
            <text:p text:style-name="P20"><text:text-input text:description="&lt;formatLang(order.total_with_discount)&gt;">Total</text:text-input>€</text:p>
          </table:table-cell>
        </table:table-row>
        <table:table-row>
          <table:table-cell table:style-name="Tableau4.A2" office:value-type="string">
            <text:p text:style-name="P22">Total Taxes</text:p>
          </table:table-cell>
          <table:table-cell table:style-name="Tableau4.B2" office:value-type="string">
            <text:p text:style-name="P20"><text:text-input text:description="&lt;formatLang(order.total_taxes_with_discount)&gt;">Total Taxes</text:text-input>€</text:p>
          </table:table-cell>
        </table:table-row>
        <table:table-row>
          <table:table-cell table:style-name="Tableau4.A2" office:value-type="string">
            <text:p text:style-name="P22">Total TTC</text:p>
          </table:table-cell>
          <table:table-cell table:style-name="Tableau4.B2" office:value-type="string">
            <text:p text:style-name="P20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table-cell table:style-name="Tableau4.A2" office:value-type="string">
            <text:p text:style-name="P21">Net à régler</text:p>
          </table:table-cell>
          <table:table-cell table:style-name="Tableau4.B2" office:value-type="string">
            <text:p text:style-name="P20"><text:text-input text:description="&lt;formatLang(order.total_with_taxes_with_discount)&gt;">Total Taxed</text:text-input>€</text:p>
          </table:table-cell>
        </table:table-row>
      </table:table>
      <text:p text:style-name="P3"/>
      <text:p text:style-name="P12"><text:span text:style-name="T16"/></text:p>
      <text:p text:style-name="P12"><text:span text:style-name="T16">Permanence Technique 24h/24-7j/7</text:span><text:span text:style-name="T17">: Jeff 0625446757 ou Seb 06 09 68 32 26</text:span></text:p>
      <text:p text:style-name="P10"/>
      <text:p text:style-name="P10"/>
      <text:p text:style-name="P11">Nous vous remercions de la confiance que vous nous accordez.</text:p>
      <text:p text:style-name="P10"/>
      <text:p text:style-name="P10"/>
      <text:p text:style-name="P13"><text:span text:style-name="T6">Pénalité pour retard de paiement </text:span><text:span text:style-name="T7">: </text:span><text:span text:style-name="T6">Taux légal x </text:span><text:span text:style-name="T8">1,5</text:span></text:p>
      <text:p text:style-name="P13"><text:span text:style-name="T8"/></text:p>
      <text:p text:style-name="P13"><text:span text:style-name="T8"><text:text-input text:description="&lt;/for&gt;">/Global For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0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1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06T14:54:17</dc:date>
    <dc:creator>Thibaut DIRLIK</dc:creator>
    <meta:editing-duration>PT5H13M45S</meta:editing-duration>
    <meta:editing-cycles>107</meta:editing-cycles>
    <meta:generator>LibreOffice/3.3$Unix LibreOffice_project/330m19$Build-202</meta:generator>
    <meta:document-statistic meta:table-count="4" meta:image-count="2" meta:object-count="0" meta:page-count="1" meta:paragraph-count="64" meta:word-count="233" meta:character-count="1307"/>
  </office:meta>
</office:document-meta>
</file>